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text-autospace="none" fo:text-align="justify"/>
      <style:text-properties style:font-name="Arial" style:font-name-complex="Arial" fo:color="#000000" style:language-asian="es" style:country-asian="ES"/>
    </style:style>
    <style:style style:name="P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6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9" style:parent-style-name="Standard" style:family="paragraph">
      <style:paragraph-properties style:text-autospace="none" fo:text-align="justify" fo:margin-left="0.25in">
        <style:tab-stops/>
      </style:paragraph-properties>
    </style:style>
    <style:style style:name="T10" style:parent-style-name="Fuentedepárrafopredeter." style:family="text">
      <style:text-properties style:font-name="Arial" style:font-name-complex="Arial" fo:color="#4472C4" style:language-asian="es" style:country-asian="ES"/>
    </style:style>
    <style:style style:name="T11" style:parent-style-name="Fuentedepárrafopredeter." style:family="text">
      <style:text-properties style:font-name="Arial" style:font-name-complex="Arial" fo:color="#4472C4" style:language-asian="es" style:country-asian="ES"/>
    </style:style>
    <style:style style:name="T12" style:parent-style-name="Fuentedepárrafopredeter." style:family="text">
      <style:text-properties style:font-name="Arial" style:font-name-complex="Arial" style:language-asian="es" style:country-asian="ES"/>
    </style:style>
    <style:style style:name="T13" style:parent-style-name="Fuentedepárrafopredeter." style:family="text">
      <style:text-properties style:font-name="Arial" style:font-name-complex="Arial" fo:color="#4472C4" style:language-asian="es" style:country-asian="ES"/>
    </style:style>
    <style:style style:name="T14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1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fo:language="en" fo:country="US" style:language-asian="es" style:country-asian="ES"/>
    </style:style>
    <style:style style:name="P16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style:language-asian="es" style:country-asian="ES"/>
    </style:style>
    <style:style style:name="P1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1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2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2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000000" style:language-asian="es" style:country-asian="ES"/>
    </style:style>
    <style:style style:name="P22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23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24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25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26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27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28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29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30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31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32" style:parent-style-name="Standard" style:family="paragraph">
      <style:paragraph-properties style:text-autospace="none" fo:text-align="justify"/>
    </style:style>
    <style:style style:name="T33" style:parent-style-name="Fuentedepárrafopredeter." style:family="text">
      <style:text-properties style:font-name="Arial" style:font-name-complex="Arial" fo:color="#4472C4" style:language-asian="es" style:country-asian="ES"/>
    </style:style>
    <style:style style:name="T34" style:parent-style-name="Fuentedepárrafopredeter." style:family="text">
      <style:text-properties style:font-name="Arial" style:font-name-complex="Arial" fo:color="#FF0000" style:language-asian="es" style:country-asian="ES"/>
    </style:style>
    <style:style style:name="T35" style:parent-style-name="Fuentedepárrafopredeter." style:family="text">
      <style:text-properties style:font-name="Arial" style:font-name-complex="Arial" fo:color="#FF0000" style:language-asian="es" style:country-asian="ES"/>
    </style:style>
    <style:style style:name="P36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37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38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39" style:parent-style-name="Standard" style:family="paragraph">
      <style:paragraph-properties style:text-autospace="none" fo:text-align="justify"/>
      <style:text-properties style:font-name="Arial" style:font-name-complex="Arial" style:language-asian="es" style:country-asian="ES"/>
    </style:style>
    <style:style style:name="P40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41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42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43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44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45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6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47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48" style:parent-style-name="Standard" style:list-style-name="LFO3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49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0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1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2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3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4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55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6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57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5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5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style:language-asian="es" style:country-asian="ES"/>
    </style:style>
    <style:style style:name="P65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</style:style>
    <style:style style:name="T66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T67" style:parent-style-name="Fuentedepárrafopredeter." style:family="text">
      <style:text-properties style:font-name="Arial" style:font-name-complex="Arial" fo:color="#C00000" style:language-asian="es" style:country-asian="ES"/>
    </style:style>
    <style:style style:name="T68" style:parent-style-name="Fuentedepárrafopredeter." style:family="text">
      <style:text-properties style:font-name="Arial" style:font-name-complex="Arial" fo:color="#000000" style:language-asian="es" style:country-asian="ES"/>
    </style:style>
    <style:style style:name="P6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3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4" style:parent-style-name="Standard" style:family="paragraph">
      <style:paragraph-properties style:text-autospace="none" fo:text-align="justify" fo:margin-left="3.446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77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78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7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8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8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8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8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84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8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8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8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88" style:parent-style-name="Standard" style:family="paragraph">
      <style:paragraph-properties style:text-autospace="none" fo:text-align="justify" fo:margin-left="1.727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89" style:parent-style-name="Standard" style:family="paragraph">
      <style:paragraph-properties style:text-autospace="none" fo:text-align="justify" fo:margin-left="0.4923in" fo:text-indent="0.4923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9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9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9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93" style:parent-style-name="Standard" style:family="paragraph">
      <style:paragraph-properties style:text-autospace="none" fo:text-align="justify" fo:margin-left="3.2041in">
        <style:tab-stops/>
      </style:paragraph-properties>
      <style:text-properties style:font-name="Arial" style:font-name-complex="Arial" fo:color="#4472C4" fo:font-size="8pt" style:font-size-asian="8pt" style:font-size-complex="8pt" style:language-asian="es" style:country-asian="ES"/>
    </style:style>
    <style:style style:name="P94" style:parent-style-name="Standard" style:family="paragraph">
      <style:paragraph-properties style:text-autospace="none" fo:text-align="justify"/>
      <style:text-properties style:font-name="Arial" style:font-name-complex="Arial" fo:color="#FF0000" fo:font-size="8pt" style:font-size-asian="8pt" style:font-size-complex="8pt" style:language-asian="es" style:country-asian="ES"/>
    </style:style>
    <style:style style:name="P9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96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9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9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9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1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2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3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4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5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6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4472C4" fo:font-size="9pt" style:font-size-asian="9pt" style:font-size-complex="9pt" style:language-asian="es" style:country-asian="ES"/>
    </style:style>
    <style:style style:name="P107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08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09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10" style:parent-style-name="Standard" style:family="paragraph">
      <style:paragraph-properties style:text-autospace="none" fo:text-align="justify" fo:margin-left="0.25in">
        <style:tab-stops/>
      </style:paragraph-properties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11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12" style:parent-style-name="Standard" style:family="paragraph">
      <style:paragraph-properties style:text-autospace="none" fo:text-align="justify"/>
      <style:text-properties style:font-name="Arial" style:font-name-complex="Arial" fo:color="#000000" style:language-asian="es" style:country-asian="ES"/>
    </style:style>
    <style:style style:name="P113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4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5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6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7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8" style:parent-style-name="Standard" style:family="paragraph">
      <style:paragraph-properties style:text-autospace="none" fo:text-align="justify"/>
      <style:text-properties style:font-name="Arial" style:font-name-complex="Arial" fo:color="#4472C4" style:language-asian="es" style:country-asian="ES"/>
    </style:style>
    <style:style style:name="P119" style:parent-style-name="Standard" style:family="paragraph">
      <style:paragraph-properties style:text-autospace="none" fo:text-align="justify"/>
    </style:style>
    <style:style style:name="T120" style:parent-style-name="Fuentedepárrafopredeter." style:family="text">
      <style:text-properties style:font-name="Arial" style:font-name-complex="Arial" fo:color="#4472C4" style:language-asian="es" style:country-asian="ES"/>
    </style:style>
    <style:style style:name="T121" style:parent-style-name="Fuentedepárrafopredeter." style:family="text">
      <style:text-properties style:font-name="Arial" style:font-name-complex="Arial" fo:color="#FF0000" style:language-asian="es" style:country-asian="ES"/>
    </style:style>
    <style:style style:name="P122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123" style:parent-style-name="Standard" style:family="paragraph">
      <style:paragraph-properties style:text-autospace="none" fo:text-align="justify"/>
      <style:text-properties style:font-name="Arial" style:font-name-complex="Arial" fo:color="#FF0000" style:language-asian="es" style:country-asian="ES"/>
    </style:style>
    <style:style style:name="P124" style:parent-style-name="Standard" style:list-style-name="WW8Num1" style:family="paragraph">
      <style:paragraph-properties style:text-autospace="none" fo:text-align="justify" fo:margin-top="0.1944in" fo:margin-bottom="0.1944in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25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P126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P127" style:parent-style-name="Standard" style:family="paragraph">
      <style:paragraph-properties style:text-autospace="none" fo:text-align="justify" fo:margin-top="0.1944in" fo:margin-bottom="0.1944in"/>
    </style:style>
    <style:style style:name="T128" style:parent-style-name="Fuentedepárrafopredeter." style:family="text"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T129" style:parent-style-name="Fuentedepárrafopredeter." style:family="text">
      <style:text-properties style:font-name="Arial" style:font-name-complex="Arial" fo:color="#FF0000" fo:font-size="11pt" style:font-size-asian="11pt" style:font-size-complex="11pt" style:language-asian="es" style:country-asian="ES"/>
    </style:style>
    <style:style style:name="T130" style:parent-style-name="Fuentedepárrafopredeter." style:family="text"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P131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P132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4472C4" fo:font-size="11pt" style:font-size-asian="11pt" style:font-size-complex="11pt" style:language-asian="es" style:country-asian="ES"/>
    </style:style>
    <style:style style:name="P133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000000" style:language-asian="es" style:country-asian="ES"/>
    </style:style>
    <style:style style:name="P134" style:parent-style-name="Standard" style:family="paragraph">
      <style:paragraph-properties style:text-autospace="none" fo:text-align="justify" fo:margin-top="0.1944in" fo:margin-bottom="0.1944in"/>
      <style:text-properties style:font-name="Arial" style:font-name-complex="Arial" fo:color="#000000" style:language-asian="es" style:country-asian="ES"/>
    </style:style>
    <style:style style:name="P135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36" style:parent-style-name="Standard" style:list-style-name="WW8Num1" style:family="paragraph">
      <style:paragraph-properties style:text-autospace="none" fo:text-align="justify" fo:margin-left="0in" fo:text-indent="0in">
        <style:tab-stops/>
      </style:paragraph-properties>
      <style:text-properties style:font-name="Arial" style:font-name-complex="Arial" fo:color="#000000" style:language-asian="es" style:country-asian="ES"/>
    </style:style>
    <style:style style:name="P137" style:parent-style-name="Standard" style:family="paragraph">
      <style:paragraph-properties style:text-autospace="none" fo:text-align="justify"/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P138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39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40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41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42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43" style:parent-style-name="Standard" style:family="paragraph">
      <style:paragraph-properties style:text-autospace="none" fo:text-align="justify"/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P144" style:parent-style-name="Standard" style:family="paragraph">
      <style:paragraph-properties style:text-autospace="none" fo:text-align="justify"/>
    </style:style>
    <style:style style:name="T145" style:parent-style-name="Fuentedepárrafopredeter." style:family="text">
      <style:text-properties style:font-name="Arial" style:font-name-complex="Arial" fo:color="#4472C4" fo:font-size="10pt" style:font-size-asian="10pt" style:font-size-complex="10pt" style:language-asian="es" style:country-asian="ES"/>
    </style:style>
    <style:style style:name="T146" style:parent-style-name="Fuentedepárrafopredeter." style:family="text">
      <style:text-properties style:font-name="Arial" style:font-name-complex="Arial" fo:color="#FF0000" fo:font-size="10pt" style:font-size-asian="10pt" style:font-size-complex="10pt" style:language-asian="es" style:country-asian="ES"/>
    </style:style>
    <style:style style:name="T147" style:parent-style-name="Fuentedepárrafopredeter." style:family="text">
      <style:text-properties style:font-name="Arial" style:font-name-complex="Arial" fo:color="#4472C4" fo:font-size="10pt" style:font-size-asian="10pt" style:font-size-complex="10pt" style:language-asian="es" style:country-asian="ES"/>
    </style:style>
  </office:automatic-styles>
  <office:body>
    <office:text text:use-soft-page-breaks="true">
      <text:p text:style-name="P1">ENUNCIADO GRUPO DE INVESTIGACIÓN</text:p>
      <text:p text:style-name="P2"/>
      <text:p text:style-name="P3">Obtener las sentencias SQL necesarias para satisfacer las siguientes consultas:</text:p>
      <text:p text:style-name="P4"/>
      <text:list text:style-name="WW8Num1">
        <text:list-item text:start-value="1">
          <text:p text:style-name="P5">Nombre de los investigadores de Madrid cuyas iniciales son “J. H.”.</text:p>
        </text:list-item>
      </text:list>
      <text:p text:style-name="P6"/>
      <text:p text:style-name="P7">SELECT NOMBRE</text:p>
      <text:p text:style-name="P8">FROM INVESTIGADOR</text:p>
      <text:p text:style-name="P9"><text:span text:style-name="T10">WHERE<text:s/></text:span><text:span text:style-name="T11">CIUDAD='MADRID' AND NOMBRE LIKE 'J% H%';</text:span><text:span text:style-name="T12">--</text:span><text:span text:style-name="T13"><text:s/></text:span><text:span text:style-name="T14">SON DOS PALABRAS</text:span></text:p>
      <text:p text:style-name="P15"/>
      <text:list text:style-name="WW8Num1" text:continue-numbering="true">
        <text:list-item>
          <text:p text:style-name="P16">Obtener nombre y fecha de inicio de los proyectos ordenados por fecha de inicio.</text:p>
        </text:list-item>
      </text:list>
      <text:p text:style-name="P17"><text:s text:c="12"/></text:p>
      <text:p text:style-name="P18">SELECT NOMBRE, FECHA_INICIO</text:p>
      <text:p text:style-name="P19">FROM PROYECTO</text:p>
      <text:p text:style-name="P20">ORDER BY FECHA_INICIO;</text:p>
      <text:p text:style-name="P21"/>
      <text:list text:style-name="WW8Num1" text:continue-numbering="true">
        <text:list-item>
          <text:p text:style-name="P22">Presupuesto medio de los<text:s/>proyectos asignados a investigadores de Madrid.</text:p>
        </text:list-item>
      </text:list>
      <text:p text:style-name="P23"/>
      <text:p text:style-name="P24">--cuando diga "single-row subquery returns more than one row" hay que poner un in<text:s/></text:p>
      <text:p text:style-name="P25"/>
      <text:p text:style-name="P26">SELECT AVG(PRESUPUESTO) "MEDIA PRESUPUESTOS"</text:p>
      <text:p text:style-name="P27">FROM PROYECTO</text:p>
      <text:p text:style-name="P28">WHERE CODIGO_PROYECTO IN (SELECT CODIGO_PROYECTO</text:p>
      <text:p text:style-name="P29"><text:s text:c="15"/><text:s text:c="13"/>FROM ASIGNADO_A<text:s/></text:p>
      <text:p text:style-name="P30"><text:s text:c="28"/>WHERE DNI_INVESTIGADOR IN (SELECT DNI_INVESTIGADOR</text:p>
      <text:p text:style-name="P31"><text:s text:c="52"/>FROM INVESTIGADOR</text:p>
      <text:p text:style-name="P32"><text:span text:style-name="T33"><text:s text:c="52"/>WHERE CIUDAD='MADRID'));</text:span><text:span text:style-name="T34"><text:s/></text:span><text:span text:style-name="T35">--HAY QUE LLEGAR POCO A POCO A LA TABLA QUE NECESITAMOS</text:span></text:p>
      <text:p text:style-name="P36"/>
      <text:p text:style-name="P37"/>
      <text:p text:style-name="P38">--IMPORTANTE EL DISTINCT PORQUE SINO COGERIA MAS DE UN PRESUPUEDTO, ---ESTE HAY QUE REVIARLO PORQUE CON EL IGUAL COGERIA MAS DE UNO HABIA --QUE HACERLO CON IN<text:s/></text:p>
      <text:p text:style-name="P39"/>
      <text:p text:style-name="P40">SELECT AVG (DISTINCT PRESUPUESTO)</text:p>
      <text:p text:style-name="P41">FROM PROYECTO P, ASIGNADO_A ASI, INVESTIGADOR I</text:p>
      <text:p text:style-name="P42">WHERE I.DNI_INVESTIGADOR = ASI.DNI_INVESTIGADOR</text:p>
      <text:p text:style-name="P43">AND P.CODIGO_PROYECTO = ASI.CODIGO_PROYECTO</text:p>
      <text:p text:style-name="P44">AND I.CIUDAD ='MADRID';</text:p>
      <text:p text:style-name="P45"/>
      <text:p text:style-name="P46"/>
      <text:list text:style-name="WW8Num1" text:continue-numbering="true">
        <text:list-item>
          <text:p text:style-name="P47">Datos de los investigadores ordenados ascendentemente por ciudad y descendentemente por nombre.</text:p>
        </text:list-item>
      </text:list>
      <text:list text:style-name="LFO3" text:continue-numbering="true">
        <text:list-item>
          <text:p text:style-name="P48">SI HUBIESE ALGUNA CIUDAD REPETIDA ORDENA ESOS NOMBRES DESCENDENTEMNETE<text:s/></text:p>
        </text:list-item>
      </text:list>
      <text:p text:style-name="P49">SELECT *<text:s/></text:p>
      <text:p text:style-name="P50">FROM INVESTIGADOR</text:p>
      <text:p text:style-name="P51">ORDER BY CIUDAD ASC , NOMBRE DESC ;</text:p>
      <text:p text:style-name="P52"/>
      <text:p text:style-name="P53"/>
      <text:p text:style-name="P54"/>
      <text:p text:style-name="P55"/>
      <text:list text:style-name="WW8Num1" text:continue-numbering="true">
        <text:list-item>
          <text:p text:style-name="P56">Nombre de los proyectos en los que trabaja algún investigador de Soria.</text:p>
        </text:list-item>
      </text:list>
      <text:p text:style-name="P57"/>
      <text:p text:style-name="P58">SELECT NOMBRE<text:s/></text:p>
      <text:p text:style-name="P59">FROM PROYECTO</text:p>
      <text:p text:style-name="P60">WHERE<text:s/>CODIGO_PROYECTO IN (SELECT CODIGO_PROYECTO</text:p>
      <text:p text:style-name="P61"><text:s text:c="28"/>FROM ASIGNADO_A</text:p>
      <text:p text:style-name="P62"><text:s text:c="28"/>WHERE DNI_INVESTIGADOR IN (SELECT DNI_INVESTIGADOR</text:p>
      <text:p text:style-name="P63"><text:s text:c="56"/>FROM INVESTIGADOR</text:p>
      <text:p text:style-name="P64"><text:s text:c="16"/><text:s text:c="40"/>WHERE CIUDAD='SORIA'));</text:p>
      <text:list text:style-name="WW8Num1" text:continue-numbering="true">
        <text:list-item>
          <text:p text:style-name="P65"><text:span text:style-name="T66">Nombre y teléfono de los investigadores<text:s/></text:span><text:span text:style-name="T67">principales<text:s/></text:span><text:span text:style-name="T68">que trabajen en proyectos cuyo presupuesto sea inferior a 5000 EUR.</text:span></text:p>
        </text:list-item>
      </text:list>
      <text:p text:style-name="P69">SELECT NOMBRE, TELEFONO</text:p>
      <text:p text:style-name="P70">FROM INVESTIGADOR</text:p>
      <text:p text:style-name="P71">WHERE DNI_INVESTIGADOR IN (SELECT DNI_INVESTIGADOR<text:s/></text:p>
      <text:p text:style-name="P72"><text:s text:c="26"/><text:tab/><text:tab/><text:tab/><text:s text:c="2"/>FROM ASIGNADO_A<text:s/></text:p>
      <text:p text:style-name="P73">WHERE TIPO_PARTICIPACION LIKE 'PRINCIPAL' AND CODIGO_PROYECTO IN<text:s/></text:p>
      <text:p text:style-name="P74">(SELECT CODIGO_PROYECTO<text:s/></text:p>
      <text:p text:style-name="P75"><text:s text:c="93"/>FROM PROYECTO</text:p>
      <text:p text:style-name="P76"><text:s text:c="93"/>WHERE PRESUPUESTO&lt;5000));</text:p>
      <text:p text:style-name="P77"><text:s text:c="9"/></text:p>
      <text:list text:style-name="WW8Num1" text:continue-numbering="true">
        <text:list-item>
          <text:p text:style-name="P78">Nombre de los<text:s/>proyectos que hayan comenzado este año y que pertenezcan al plan, cuyo código sea “PEUR”.</text:p>
        </text:list-item>
      </text:list>
      <text:p text:style-name="P79"/>
      <text:p text:style-name="P80">SELECT NOMBRE<text:s/></text:p>
      <text:p text:style-name="P81">FROM PROYECTO</text:p>
      <text:p text:style-name="P82">WHERE FECHA_INICIO &lt;('31/12/08') AND FECHA_INICIO &gt; ('1/1/08') AND CODIGO_PLAN = 'PEUR';</text:p>
      <text:p text:style-name="P83"/>
      <text:list text:style-name="WW8Num1" text:continue-numbering="true">
        <text:list-item>
          <text:p text:style-name="P84">Nombre de los investigadores principales de los proyectos cuya entidad financiadora sea la “CICYT”.</text:p>
        </text:list-item>
      </text:list>
      <text:p text:style-name="P85">SELECT NOMBRE<text:s/></text:p>
      <text:p text:style-name="P86">FROM INVESTIGADOR</text:p>
      <text:p text:style-name="P87">WHERE DNI_INVESTIGADOR IN (SELECT DNI_INVESTIGADOR</text:p>
      <text:p text:style-name="P88"><text:s text:c="2"/>FROM ASIGNADO_A<text:s/></text:p>
      <text:p text:style-name="P89">WHERE TIPO_PARTICIPACION='PRINCIPAL' AND CODIGO_PROYECTO IN (SELECT CODIGO_PROYECTO</text:p>
      <text:p text:style-name="P90"><text:s text:c="15"/><text:s text:c="39"/>FROM PROYECTO</text:p>
      <text:p text:style-name="P91"><text:s text:c="49"/>WHERE CODIGO_PLAN IN (SELECT CODIGO_PLAN</text:p>
      <text:p text:style-name="P92"><text:s text:c="98"/>FROM PLAN</text:p>
      <text:p text:style-name="P93"><text:s/>WHERE ENTIDAD_FINANCIADORA ='CICYT')));</text:p>
      <text:p text:style-name="P94"><text:s text:c="11"/></text:p>
      <text:p text:style-name="P95"/>
      <text:list text:style-name="WW8Num1" text:continue-numbering="true">
        <text:list-item>
          <text:p text:style-name="P96">Nombre de los planes a los que pertenecen los proyectos con un presupuesto superior a 10000 EUR pero que cuyo investigador principal no sea ni de Madrid ni de Barcelona.</text:p>
        </text:list-item>
      </text:list>
      <text:p text:style-name="P97"/>
      <text:p text:style-name="P98">SELECT NOMBRE<text:s/></text:p>
      <text:p text:style-name="P99">FROM PLAN<text:s/></text:p>
      <text:p text:style-name="P100">WHERE CODIGO_PLAN IN (SELECT CODIGO_PLAN<text:s/></text:p>
      <text:p text:style-name="P101"><text:s text:c="20"/><text:tab/><text:tab/><text:tab/><text:s text:c="4"/>FROM PROYECTO<text:s/></text:p>
      <text:p text:style-name="P102"><text:s text:c="24"/>WHERE PRESUPUESTO&gt;10000 AND CODIGO_PROYECTO IN( SELECT CODIGO_PROYECTO</text:p>
      <text:p text:style-name="P103"><text:s text:c="72"/><text:tab/><text:tab/><text:tab/><text:tab/><text:tab/>FROM ASIGNADO_A<text:s/></text:p>
      <text:p text:style-name="P104"><text:s text:c="72"/><text:tab/><text:tab/><text:tab/>WHERE DNI_INVESTIGADOR IN (SELECT DNI_INVESTIGADOR<text:s/></text:p>
      <text:p text:style-name="P105"><text:s text:c="100"/>FROM INVESTIGADOR<text:s/></text:p>
      <text:p text:style-name="P106"><text:s text:c="100"/>WHERE CIUDAD NOT IN('MADRID') AND CIUDAD NOT IN('BARCELONA'))));</text:p>
      <text:p text:style-name="P107"/>
      <text:p text:style-name="P108"/>
      <text:p text:style-name="P109"/>
      <text:p text:style-name="P110"/>
      <text:list text:style-name="WW8Num1" text:continue-numbering="true">
        <text:list-item>
          <text:p text:style-name="P111">Obtener el nombre de los investigadores que participan en proyectos que tienen un presupuesto superior o igual al proyecto con nombre "FOLRE".</text:p>
        </text:list-item>
      </text:list>
      <text:p text:style-name="P112"/>
      <text:p text:style-name="P113">SELECT NOMBRE<text:s/></text:p>
      <text:p text:style-name="P114">FROM INVESTIGADOR</text:p>
      <text:p text:style-name="P115">WHERE DNI_INVESTIGADOR IN (SELECT DNI_INVESTIGADOR<text:s/></text:p>
      <text:p text:style-name="P116"><text:s text:c="28"/>FROM ASIGNADO_A<text:s/></text:p>
      <text:p text:style-name="P117"><text:s text:c="28"/>WHERE<text:s/>CODIGO_PROYECTO IN (SELECT CODIGO_PROYECTO</text:p>
      <text:p text:style-name="P118"><text:s text:c="56"/>FROM PROYECTO</text:p>
      <text:p text:style-name="P119"><text:span text:style-name="T120"><text:s text:c="56"/>WHERE PRESUPUESTO&gt;=</text:span><text:span text:style-name="T121">(SELECT PRESUPUESTO<text:s/></text:span></text:p>
      <text:p text:style-name="P122"><text:s text:c="76"/>FROM PROYECTO<text:s/></text:p>
      <text:p text:style-name="P123"><text:s text:c="76"/>WHERE NOMBRE='FOLRE')));</text:p>
      <text:list text:style-name="WW8Num1" text:continue-numbering="true">
        <text:list-item>
          <text:p text:style-name="P124">Obtener el nombre de los investigadores que nunca han sido investigadores principales de ningún proyecto.</text:p>
        </text:list-item>
      </text:list>
      <text:p text:style-name="P125">SELECT NOMBRE</text:p>
      <text:p text:style-name="P126">FROM INVESTIGADOR</text:p>
      <text:p text:style-name="P127"><text:span text:style-name="T128">WHERE DNI_INVESTIGADOR<text:s/></text:span><text:span text:style-name="T129">NOT IN<text:s/></text:span><text:span text:style-name="T130">(SELECT DNI_INVESTIGADOR<text:s/></text:span></text:p>
      <text:p text:style-name="P131"><text:s text:c="28"/>FROM ASIGNADO_A<text:s/></text:p>
      <text:p text:style-name="P132"><text:s text:c="28"/>WHERE TIPO_PARTICIPACION = 'PRINCIPAL');</text:p>
      <text:p text:style-name="P133"/>
      <text:p text:style-name="P134"/>
      <text:p text:style-name="P135"/>
      <text:list text:style-name="WW8Num1" text:continue-numbering="true">
        <text:list-item>
          <text:p text:style-name="P136">Obtener el nombre de todos los proyectos del plan "SOCRATES" que tengan algún investigador de Madrid que haya comenzado a trabajar en el proyecto el mismo día que el comienzo del proyecto.</text:p>
        </text:list-item>
      </text:list>
      <text:p text:style-name="P137"/>
      <text:p text:style-name="P138">SELECT NOMBRE<text:s/></text:p>
      <text:p text:style-name="P139">FROM PROYECTO</text:p>
      <text:p text:style-name="P140">WHERE CODIGO_PLAN ='SOCRATES' AND<text:s/>CODIGO_PROYECTO IN (SELECT CODIGO_PROYECTO</text:p>
      <text:p text:style-name="P141"><text:s text:c="56"/>FROM ASIGNADO_A<text:s/></text:p>
      <text:p text:style-name="P142"><text:s text:c="56"/>WHERE DNI_INVESTIGADOR IN (SELECT DNI_INVESTIGADOR</text:p>
      <text:p text:style-name="P143"><text:s text:c="33"/><text:s text:c="51"/>FROM INVESTIGADOR <text:s/></text:p>
      <text:p text:style-name="P144"><text:span text:style-name="T145"><text:s text:c="84"/>WHERE CIUDAD ='MADRID'</text:span><text:span text:style-name="T146">)<text:s/></text:span><text:span text:style-name="T147">AND FECHA_INICIO IN (SELECT FECHA_INICIO FROM PROYECTO))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8Num1z0" style:display-name="WW8Num1z0" style:family="text">
      <style:text-properties style:font-name="Arial" style:font-name-asian="Arial" style:font-name-complex="Arial" style:language-asian="es" style:country-asian="ES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WW_CharLFO1LVL1" style:family="text">
      <style:text-properties style:font-name="Arial" style:font-name-complex="Arial" style:language-asian="es" style:country-asian="ES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Wingdings" style:font-name-asian="WenQuanYi Micro Hei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quel Garcia</meta:initial-creator>
    <dc:creator>raquel Garcia</dc:creator>
    <meta:creation-date>2020-01-30T16:01:00Z</meta:creation-date>
    <dc:date>2020-01-31T17:33:00Z</dc:date>
    <meta:template xlink:href="Normal" xlink:type="simple"/>
    <meta:editing-cycles>6</meta:editing-cycles>
    <meta:editing-duration>PT3720S</meta:editing-duration>
    <meta:document-statistic meta:page-count="1" meta:paragraph-count="12" meta:word-count="943" meta:character-count="6122" meta:row-count="43" meta:non-whitespace-character-count="5191"/>
  </office:meta>
</office:document-meta>
</file>